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nlo" svg:font-family="Menlo, Monaco, Consolas, 'Courier New', monospace"/>
    <style:font-face style:name="apple-system" svg:font-family="apple-system, BlinkMacSystemFont, 'Segoe UI', Arial, 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97cm" fo:margin-left="0.076cm" fo:margin-top="0cm" fo:margin-bottom="0cm" table:align="left" style:writing-mode="lr-tb"/>
    </style:style>
    <style:style style:name="Таблица1.A" style:family="table-column">
      <style:table-column-properties style:column-width="10.52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4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fo:background-color="transparent" fo:padding="0.097cm" fo:border="0.25pt solid #000000">
        <style:background-image/>
      </style:table-cell-properties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1.402cm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fo:background-color="transparent" fo:padding="0.097cm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1.8" style:family="table-row">
      <style:table-row-properties style:min-row-height="1.443cm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font-weight="bold" officeooo:paragraph-rsid="000c3b2c" style:font-weight-asian="bold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fo:language="ru" fo:country="RU" officeooo:paragraph-rsid="000c3b2c"/>
    </style:style>
    <style:style style:name="P4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c3b2c"/>
    </style:style>
    <style:style style:name="P5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 officeooo:paragraph-rsid="000c3b2c"/>
    </style:style>
    <style:style style:name="P6" style:family="paragraph" style:parent-style-name="Standard_20__28_user_29_">
      <style:text-properties officeooo:paragraph-rsid="000c3b2c"/>
    </style:style>
    <style:style style:name="P7" style:family="paragraph" style:parent-style-name="Table_20_Contents">
      <style:paragraph-properties fo:orphans="0" fo:widows="0"/>
      <style:text-properties fo:font-weight="bold" officeooo:paragraph-rsid="000c3b2c" style:font-weight-asian="bold" style:font-weight-complex="bold"/>
    </style:style>
    <style:style style:name="P8" style:family="paragraph" style:parent-style-name="Table_20_Contents">
      <style:paragraph-properties fo:orphans="0" fo:widows="0"/>
      <style:text-properties officeooo:paragraph-rsid="000c3b2c"/>
    </style:style>
    <style:style style:name="P9" style:family="paragraph" style:parent-style-name="Table_20_Contents">
      <style:paragraph-properties fo:text-align="center" style:justify-single-word="false" fo:orphans="0" fo:widows="0"/>
      <style:text-properties officeooo:paragraph-rsid="000c3b2c"/>
    </style:style>
    <style:style style:name="P10" style:family="paragraph" style:parent-style-name="Table_20_Contents">
      <style:paragraph-properties fo:text-align="center" style:justify-single-word="false" fo:orphans="0" fo:widows="0"/>
      <style:text-properties officeooo:rsid="000c3b2c" officeooo:paragraph-rsid="000c3b2c"/>
    </style:style>
    <style:style style:name="P11" style:family="paragraph" style:parent-style-name="Standard_20__28_user_29_" style:master-page-name="Standard">
      <style:paragraph-properties fo:text-align="center" style:justify-single-word="false" style:page-number="auto"/>
      <style:text-properties fo:language="ru" fo:country="RU" officeooo:paragraph-rsid="000c3b2c"/>
    </style:style>
    <style:style style:name="P12" style:family="paragraph" style:parent-style-name="Standard_20__28_user_29_">
      <style:paragraph-properties fo:text-align="center" style:justify-single-word="false"/>
      <style:text-properties fo:language="ru" fo:country="RU" officeooo:paragraph-rsid="000c3b2c"/>
    </style:style>
    <style:style style:name="P13" style:family="paragraph" style:parent-style-name="Standard_20__28_user_29_">
      <style:paragraph-properties fo:text-align="start" style:justify-single-word="false"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 officeooo:paragraph-rsid="000c3b2c"/>
    </style:style>
    <style:style style:name="P14" style:family="paragraph" style:parent-style-name="Normal_20__28_Web_29_">
      <style:paragraph-properties fo:margin-top="0cm" fo:margin-bottom="0.21cm" style:contextual-spacing="false" fo:orphans="0" fo:widows="0"/>
      <style:text-properties fo:language="en" fo:country="US" officeooo:rsid="000e11f8" officeooo:paragraph-rsid="000e11f8" style:font-name-asian="Times New Roman1" style:font-name-complex="Times New Roman1" style:language-complex="ar" style:country-complex="SA"/>
    </style:style>
    <style:style style:name="P15" style:family="paragraph" style:parent-style-name="Table_20_Contents">
      <style:paragraph-properties fo:orphans="0" fo:widows="0"/>
      <style:text-properties fo:language="ru" fo:country="RU" fo:font-weight="bold" officeooo:paragraph-rsid="000c3b2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fo:orphans="0" fo:widows="0"/>
      <style:text-properties fo:language="ru" fo:country="RU" fo:font-weight="bold" officeooo:paragraph-rsid="000c3b2c" style:font-weight-asian="bold" style:font-weight-complex="bold"/>
    </style:style>
    <style:style style:name="P17" style:family="paragraph" style:parent-style-name="Table_20_Contents">
      <style:paragraph-properties fo:orphans="0" fo:widows="0"/>
      <style:text-properties fo:language="ru" fo:country="RU" fo:font-weight="bold" officeooo:rsid="000e11f8" officeooo:paragraph-rsid="000e11f8" style:font-weight-asian="bold" style:font-weight-complex="bold"/>
    </style:style>
    <style:style style:name="P18" style:family="paragraph" style:parent-style-name="Table_20_Contents">
      <style:paragraph-properties fo:orphans="0" fo:widows="0"/>
      <style:text-properties fo:font-weight="bold" officeooo:paragraph-rsid="000c3b2c" style:font-weight-asian="bold" style:font-weight-complex="bold"/>
    </style:style>
    <style:style style:name="P19" style:family="paragraph" style:parent-style-name="Table_20_Contents">
      <style:paragraph-properties fo:margin-left="0.672cm" fo:margin-right="0cm" fo:orphans="0" fo:widows="0" fo:text-indent="-0.635cm" style:auto-text-indent="false"/>
      <style:text-properties fo:language="ru" fo:country="RU" officeooo:paragraph-rsid="000f16d7"/>
    </style:style>
    <style:style style:name="P20" style:family="paragraph" style:parent-style-name="Table_20_Contents" style:list-style-name="WWNum4">
      <style:paragraph-properties fo:margin-left="0.672cm" fo:margin-right="0cm" fo:orphans="0" fo:widows="0" fo:text-indent="-0.635cm" style:auto-text-indent="false"/>
      <style:text-properties officeooo:paragraph-rsid="000e11f8"/>
    </style:style>
    <style:style style:name="P21" style:family="paragraph" style:parent-style-name="Table_20_Contents">
      <style:paragraph-properties fo:margin-left="0.672cm" fo:margin-right="0cm" fo:orphans="0" fo:widows="0" fo:text-indent="-0.672cm" style:auto-text-indent="false"/>
      <style:text-properties fo:language="ru" fo:country="RU" officeooo:rsid="000f16d7" officeooo:paragraph-rsid="000f16d7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style="italic" style:text-underline-style="solid" style:text-underline-width="auto" style:text-underline-color="font-color" style:font-style-asian="italic"/>
    </style:style>
    <style:style style:name="T4" style:family="text">
      <style:text-properties fo:language="ru" fo:country="RU" fo:font-style="italic" style:font-style-asian="italic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officeooo:rsid="000c3b2c"/>
    </style:style>
    <style:style style:name="T8" style:family="text">
      <style:text-properties fo:language="ru" fo:country="RU" officeooo:rsid="000e11f8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style:font-name="Arial" fo:font-size="10pt" fo:language="ru" fo:country="RU" fo:background-color="#ffffff" loext:char-shading-value="0" style:font-size-asian="10pt" style:font-name-complex="Arial1" style:font-size-complex="10pt"/>
    </style:style>
    <style:style style:name="T13" style:family="text">
      <style:text-properties style:font-name="Arial" fo:font-size="10pt" fo:background-color="#ffffff" loext:char-shading-value="0" style:font-size-asian="10pt" style:font-name-complex="Arial1" style:font-size-complex="10pt"/>
    </style:style>
    <style:style style:name="T14" style:family="text">
      <style:text-properties fo:color="#222222" loext:opacity="100%" style:font-name="Times New Roman" fo:font-size="12pt" officeooo:rsid="000f16d7" fo:background-color="#ffffff" loext:char-shading-value="0" style:font-name-asian="Times New Roman1" style:font-size-asian="12pt" style:font-name-complex="Times New Roman1" style:font-size-complex="12pt"/>
    </style:style>
    <style:style style:name="T15" style:family="text">
      <style:text-properties fo:color="#222222" loext:opacity="100%" style:font-name="Times New Roman" fo:font-size="12pt" officeooo:rsid="000f8bd8" fo:background-color="#ffffff" loext:char-shading-value="0" style:font-name-asian="Times New Roman1" style:font-size-asian="12pt" style:font-name-complex="Times New Roman1" style:font-size-complex="12pt"/>
    </style:style>
    <style:style style:name="T16" style:family="text">
      <style:text-properties fo:font-variant="normal" fo:text-transform="none" fo:color="#222222" loext:opacity="100%" style:font-name="Liberation Serif" fo:font-size="12pt" fo:letter-spacing="normal" fo:language="ru" fo:country="RU" fo:font-style="normal" fo:font-weight="normal" officeooo:rsid="000e11f8" fo:background-color="#ffffff" loext:char-shading-value="0" style:font-name-asian="Times New Roman1" style:font-size-asian="12pt" style:font-name-complex="Times New Roman1" style:font-size-complex="12pt"/>
    </style:style>
    <style:style style:name="T17" style:family="text">
      <style:text-properties fo:font-variant="normal" fo:text-transform="none" fo:color="#222222" loext:opacity="100%" style:font-name="Times New Roman" fo:font-size="12pt" fo:letter-spacing="normal" fo:font-style="normal" fo:font-weight="normal" officeooo:rsid="000f16d7" fo:background-color="#ffffff" loext:char-shading-value="0" style:font-name-asian="Times New Roman1" style:font-size-asian="12pt" style:font-name-complex="Times New Roman1" style:font-size-complex="12pt"/>
    </style:style>
    <style:style style:name="T18" style:family="text">
      <style:text-properties officeooo:rsid="000e11f8"/>
    </style:style>
    <style:style style:name="T19" style:family="text">
      <style:text-properties officeooo:rsid="000f16d7"/>
    </style:style>
    <style:style style:name="T20" style:family="text">
      <style:text-properties officeooo:rsid="000f8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факультет программной инженерии и компьютерной техники </text:p>
      <text:p text:style-name="P3">Двухнедельная отчётная работа по «Информатике»: аннотация к статье</text:p>
      <text:p text:style-name="P3">Дата лекции: <text:span text:style-name="T18">29</text:span>.10.2020<text:tab/><text:tab/>Дата сдачи: <text:span text:style-name="T18">12</text:span>.1<text:span text:style-name="T18">1</text:span>.2020</text:p>
      <text:p text:style-name="P3"/>
      <text:p text:style-name="P4"><text:span text:style-name="T1">Выполнил(а) </text:span><text:span text:style-name="T2"><text:tab/>Бавыкин Р.А.<text:tab/></text:span><text:span text:style-name="T1">, № группы </text:span><text:span text:style-name="T2"><text:tab/></text:span><text:span text:style-name="T9">P</text:span><text:span text:style-name="T3">3110</text:span><text:span text:style-name="T2"><text:tab/></text:span><text:span text:style-name="T1">, оценка </text:span><text:span text:style-name="T2"><text:tab/></text:span></text:p>
      <text:p text:style-name="P13"><text:tab/>Фамилия И.О. студента <text:s text:c="131"/>не заполнять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Название статьи/главы книги/видеолекции</text:p>
            <text:p text:style-name="P7"><text:span text:style-name="T1">Безопасность Microsoft Office: Автоматизация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ФИО автора статьи (или <text:span text:style-name="T11">e</text:span>-<text:span text:style-name="T11">mail</text:span>)</text:p>
            <text:p text:style-name="P14">ormoulu</text:p>
          </table:table-cell>
          <table:table-cell table:style-name="Таблица1.A2" office:value-type="string">
            <text:p text:style-name="P16">Дата публикации</text:p>
            <text:p text:style-name="P16">(не старше 2018 года)</text:p>
            <text:p text:style-name="P8"><text:span text:style-name="T5"><text:s/></text:span><text:span text:style-name="T1">"</text:span><text:span text:style-name="T8">10</text:span><text:span text:style-name="T1">" </text:span><text:span text:style-name="T8">августа</text:span><text:span text:style-name="T1"> 20</text:span><text:span text:style-name="T7">2</text:span><text:span text:style-name="T8">18</text:span><text:span text:style-name="T1"> г.</text:span></text:p>
          </table:table-cell>
          <table:table-cell table:style-name="Таблица1.C2" office:value-type="string">
            <text:p text:style-name="P16">Размер статьи </text:p>
            <text:p text:style-name="P9"><text:span text:style-name="T6">(от 4</text:span><text:span text:style-name="T10">00</text:span><text:span text:style-name="T6"> слов)</text:span></text:p>
            <text:p text:style-name="P10">1891 слов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8"><text:span text:style-name="T6">Прямая полная ссылка на источник и сокращённая ссылка (</text:span><text:span text:style-name="T10">bit</text:span><text:span text:style-name="T6">.</text:span><text:span text:style-name="T10">ly</text:span><text:span text:style-name="T6">, </text:span><text:span text:style-name="T10">goo</text:span><text:span text:style-name="T6">.</text:span><text:span text:style-name="T10">gl</text:span><text:span text:style-name="T6">, </text:span><text:span text:style-name="T10">tr</text:span><text:span text:style-name="T6">.</text:span><text:span text:style-name="T10">im</text:span><text:span text:style-name="T6"> и т.п.)</text:span></text:p>
            <text:p text:style-name="P8"><text:span text:style-name="Internet_20_link"><text:span text:style-name="T12">https://habr.com/ru/company/dsec/blog/359228/</text:span></text:span></text:p>
            <text:p text:style-name="P8"><text:span text:style-name="Internet_20_link"><text:span text:style-name="T13">https://bit.ly/32scrvu</text:span>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15">Теги, ключевые слова или словосочетания</text:p>
            <text:p text:style-name="P17">Microsoft Office, информационная безопасность, автоматизация, COM</text:p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15">Перечень фактов, упомянутых в статье - </text:p>
            <text:list xml:id="list446831504" text:style-name="WWNum4">
              <text:list-item>
                <text:p text:style-name="P20"><text:span text:style-name="HTML_20_Code"><text:span text:style-name="T16">В основу Microsoft Office Object Model легла технология COM/OLE</text:span></text:span></text:p>
              </text:list-item>
              <text:list-item>
                <text:p text:style-name="P20">Настройки безопасности приложений в программной модели Office определяются переменной-«свойством» Application.AutomationSecurity</text:p>
              </text:list-item>
              <text:list-item>
                <text:p text:style-name="P20"><text:span text:style-name="T19">В</text:span>озможность управления и модификации проектов и кода Visual Basic for Applications программным путем доступна через интерфейсы автоматизации</text:p>
              </text:list-item>
              <text:list-item>
                <text:p text:style-name="P20">Для отслеживания изменений в Microsoft Office объектная модель предоставляет стандартную для COM технологию точки соединения, экспортируя интерфейс IconnectionPointContainer</text:p>
              </text:list-item>
              <text:list-item>
                <text:p text:style-name="P20">Компонентная модель Office <text:span text:style-name="T19">подходит для возможности доступа к компьютеру, которая не вызовет подозрений у пользователя или администратора и не будет обнаружена антивирусом</text:span></text:p>
              </text:list-item>
              <text:list-item>
                <text:p text:style-name="P20">Объектная модель Microsoft Outlook позволяет легко редактировать и распространять почтовые сообщения, добавлять вложения, использовать адресную книгу от лица легального пользователя. 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5">Позитивные следствия и/или достоинства описанной в статье технологии (минимум три пункта)</text:p>
            <text:p text:style-name="P21">1 Описанные особенности не являются в полном смысле уязвимостями</text:p>
            <text:p text:style-name="P21">2 Доступ не только из макросов, но и из внешних программ на любых языках с поддержкой COM</text:p>
            <text:p text:style-name="P21">3 <text:span text:style-name="T20">Объектная модель доступна для удаленного управления</text:span></text:p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5">Негативные следствия и/или недостатки описанной в статье технологии (минимум три пункта)</text:p>
            <text:p text:style-name="P19"><text:span text:style-name="HTML_20_Code"><text:span text:style-name="T14">1 </text:span></text:span><text:span text:style-name="HTML_20_Code"><text:span text:style-name="T15">Возмоны проблемы с безопасностью при неверных настройках безопасности</text:span></text:span></text:p>
            <text:p text:style-name="P19"><text:span text:style-name="HTML_20_Code"><text:span text:style-name="T14">2 Желательна тщательная настройка пакета при помощи административных шаблонов</text:span></text:span></text:p>
            <text:p text:style-name="P19"><text:span text:style-name="HTML_20_Code"><text:span text:style-name="T14">3 </text:span></text:span><text:span text:style-name="HTML_20_Code"><text:span text:style-name="T17">Полностью отключить автоматизацию, не нарушив функциональность пакета Microsoft Office, практически невозможно</text:span></text:span></text:p>
            <text:p text:style-name="P19"><text:span text:style-name="HTML_20_Code"><text:span text:style-name="T14"/></text:span></text:p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7"><text:span text:style-name="T1">Ваши замечания, пожелания преподавателю </text:span><text:span text:style-name="T4">или</text:span><text:span text:style-name="T1"> анекдот о программистах</text:span><text:span text:style-name="T1"><text:note text:id="ftn1" text:note-class="footnote"><text:note-citation>1</text:note-citation><text:note-body><text:p text:style-name="P1"><text:span text:style-name="T5"><text:tab/></text:span><text:span text:style-name="T1">Наличие этой графы не влияет на оценку</text:span></text:p></text:note-body></text:note></text:span></text:p>
            <text:p text:style-name="P8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nlo" svg:font-family="Menlo, Monaco, Consolas, 'Courier New', monospace"/>
    <style:font-face style:name="apple-system" svg:font-family="apple-system, BlinkMacSystemFont, 'Segoe UI', Arial, 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4:28:09.191873359</meta:creation-date>
    <dc:date>2020-11-09T16:08:51.003107326</dc:date>
    <meta:editing-duration>PT7M42S</meta:editing-duration>
    <meta:editing-cycles>2</meta:editing-cycles>
    <meta:generator>LibreOffice/7.0.3.1$Linux_X86_64 LibreOffice_project/00$Build-1</meta:generator>
    <meta:document-statistic meta:table-count="1" meta:image-count="0" meta:object-count="0" meta:page-count="1" meta:paragraph-count="37" meta:word-count="300" meta:character-count="2528" meta:non-whitespace-character-count="2128"/>
  </office:meta>
</office:document-meta>
</file>